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177874" officeooo:paragraph-rsid="00177874"/>
    </style:style>
    <style:style style:name="P5" style:family="paragraph" style:parent-style-name="Standard">
      <style:text-properties fo:language="pl" fo:country="PL" officeooo:rsid="00241fad" officeooo:paragraph-rsid="000e2f55"/>
    </style:style>
    <style:style style:name="P6" style:family="paragraph" style:parent-style-name="Standard">
      <style:text-properties fo:language="pl" fo:country="PL" officeooo:rsid="00228781" officeooo:paragraph-rsid="0013ee62"/>
    </style:style>
    <style:style style:name="P7" style:family="paragraph" style:parent-style-name="Standard">
      <style:text-properties fo:language="pl" fo:country="PL" officeooo:rsid="00287ec5" officeooo:paragraph-rsid="00287ec5"/>
    </style:style>
    <style:style style:name="P8" style:family="paragraph" style:parent-style-name="Standard">
      <style:text-properties fo:language="pl" fo:country="PL" officeooo:rsid="00287ec5" officeooo:paragraph-rsid="00177874"/>
    </style:style>
    <style:style style:name="P9" style:family="paragraph" style:parent-style-name="Standard">
      <style:text-properties fo:language="pl" fo:country="PL" officeooo:rsid="00228781" officeooo:paragraph-rsid="0013ee62"/>
    </style:style>
    <style:style style:name="T1" style:family="text">
      <style:text-properties officeooo:rsid="001fe0ea"/>
    </style:style>
    <style:style style:name="T2" style:family="text">
      <style:text-properties officeooo:rsid="0021ef9b"/>
    </style:style>
    <style:style style:name="T3" style:family="text">
      <style:text-properties officeooo:rsid="00287ec5"/>
    </style:style>
    <style:style style:name="T4" style:family="text">
      <style:text-properties officeooo:rsid="0029b545"/>
    </style:style>
    <style:style style:name="T5" style:family="text">
      <style:text-properties officeooo:rsid="002d00c3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* </text:span><text:span text:style-name="T2">D</text:span><text:span text:style-name="T1">ate</text:span>: 202<text:span text:style-name="T4">5</text:span>.0<text:span text:style-name="T5">5</text:span>.<text:span text:style-name="T5">01</text:span></text:p>
      <text:p text:style-name="P3"><text:span text:style-name="T1">* </text:span><text:span text:style-name="T2">S</text:span><text:span text:style-name="T1">ource</text:span>: <text:span text:style-name="T5">ulubione</text:span></text:p>
      <text:p text:style-name="P3"><text:span text:style-name="T1">* </text:span><text:span text:style-name="T2">C</text:span><text:span text:style-name="T1">ategory</text:span>: rożne</text:p>
      <text:p text:style-name="P3">* <text:span text:style-name="T2">Shortname: </text:span><text:span text:style-name="T5">ulubione</text:span></text:p>
      <text:p text:style-name="P7">* Author: <text:span text:style-name="T5">Różni</text:span></text:p>
      <text:p text:style-name="P2"><text:span text:style-name="T1">* </text:span><text:span text:style-name="T2">M</text:span><text:span text:style-name="T1">odified</text:span>: <text:date style:data-style-name="N49" text:date-value="2025-05-01T09:55:23.849411169">2025-05-01</text:date>, <text:time style:data-style-name="N61" text:time-value="2025-05-01T09:55:23.849548213">09:53:51</text:time></text:p>
      <text:p text:style-name="P1"/>
      <text:p text:style-name="P6"/>
      <text:p text:style-name="P6"/>
      <text:p text:style-name="P8">Aby zdobyć wielkość, człowiek musi tworzyć, a nie odtworzyć.</text:p>
      <text:p text:style-name="P8">Antoine de Saint-Exupéry,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5-01T09:55:23.584988352</dc:date>
    <meta:editing-duration>PT55M2S</meta:editing-duration>
    <meta:editing-cycles>35</meta:editing-cycles>
    <meta:document-statistic meta:table-count="0" meta:image-count="0" meta:object-count="0" meta:page-count="1" meta:paragraph-count="8" meta:word-count="31" meta:character-count="206" meta:non-whitespace-character-count="183"/>
  </office:meta>
</office:document-meta>
</file>